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float" office:value="180.4" calcext:value-type="float">
            <text:p>180.4</text:p>
          </table:table-cell>
          <table:table-cell office:value-type="float" office:value="4" calcext:value-type="float">
            <text:p>4</text:p>
          </table:table-cell>
          <table:table-cell table:formula="of:=[.C1]*[.B1]" office:value-type="float" office:value="721.6" calcext:value-type="float">
            <text:p>721.6</text:p>
          </table:table-cell>
          <table:table-cell table:formula="of:=[.D1]/[.$D$4]" office:value-type="float" office:value="0.325250157757144" calcext:value-type="float">
            <text:p>0.32525015775714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4.6" calcext:value-type="float">
            <text:p>24.6</text:p>
          </table:table-cell>
          <table:table-cell office:value-type="float" office:value="4" calcext:value-type="float">
            <text:p>4</text:p>
          </table:table-cell>
          <table:table-cell table:formula="of:=[.C2]*[.B2]" office:value-type="float" office:value="98.4" calcext:value-type="float">
            <text:p>98.4</text:p>
          </table:table-cell>
          <table:table-cell table:formula="of:=[.D2]/[.$D$4]" office:value-type="float" office:value="0.0443522942396106" calcext:value-type="float">
            <text:p>0.0443522942396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5.4" calcext:value-type="float">
            <text:p>155.4</text:p>
          </table:table-cell>
          <table:table-cell office:value-type="float" office:value="9" calcext:value-type="float">
            <text:p>9</text:p>
          </table:table-cell>
          <table:table-cell table:formula="of:=[.C3]*[.B3]" office:value-type="float" office:value="1398.6" calcext:value-type="float">
            <text:p>1398.6</text:p>
          </table:table-cell>
          <table:table-cell table:formula="of:=[.D3]/[.$D$4]" office:value-type="float" office:value="0.630397548003245" calcext:value-type="float">
            <text:p>0.630397548003245</text:p>
          </table:table-cell>
        </table:table-row>
        <table:table-row table:style-name="ro1">
          <table:table-cell table:number-columns-repeated="3"/>
          <table:table-cell table:formula="of:=SUM([.D1:.D3])" office:value-type="float" office:value="2218.6" calcext:value-type="float">
            <text:p>2218.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iglycerides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ing Glucose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/>
          <table:table-cell table:formula="of:=LN([.B6]*[.B7]/2)" office:value-type="float" office:value="8.6890434483429" calcext:value-type="float">
            <text:p>8.689043448342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0:54:32.270000000</meta:creation-date>
    <dc:date>2018-05-25T21:50:05.583000000</dc:date>
    <meta:editing-duration>P1DT14H40M52S</meta:editing-duration>
    <meta:editing-cycles>1</meta:editing-cycles>
    <meta:document-statistic meta:table-count="1" meta:cell-count="21" meta:object-count="0"/>
    <meta:generator>LibreOffice/5.4.5.1$Windows_X86_64 LibreOffice_project/79c9829dd5d8054ec39a82dc51cd9eff340dbee8</meta:generator>
  </office:meta>
</office:document-meta>
</file>